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354000000A1B3C276DA.png" manifest:media-type=""/>
  <manifest:file-entry manifest:full-path="Pictures/10000000000003A2000000B4D24EE591.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language-asian="zxx" style:country-asian="none"/>
    </style:style>
    <style:style style:name="P2" style:family="paragraph" style:parent-style-name="Standard">
      <style:paragraph-properties fo:text-align="end" style:justify-single-word="false"/>
      <style:text-properties fo:color="#003366" style:font-name="Arial" fo:font-size="8pt" fo:language="en" fo:country="US" style:font-size-asian="8pt" style:font-name-complex="Arial"/>
    </style:style>
    <style:style style:name="P3" style:family="paragraph" style:parent-style-name="Standard">
      <style:paragraph-properties fo:text-align="justify" style:justify-single-word="false"/>
      <style:text-properties fo:font-size="10pt" fo:language="en" fo:country="GB" fo:background-color="transparent" style:font-size-asian="10pt"/>
    </style:style>
    <style:style style:name="P4" style:family="paragraph" style:parent-style-name="Standard">
      <style:paragraph-properties style:vertical-align="top"/>
      <style:text-properties style:font-name="Calibri" fo:font-size="10pt" fo:language="en" fo:country="US" fo:font-weight="bold" fo:background-color="transparent" style:font-size-asian="10pt" style:font-weight-asian="bold" style:font-name-complex="Calibri" style:font-size-complex="10pt" style:font-weight-complex="bold"/>
    </style:style>
    <style:style style:name="P5" style:family="paragraph" style:parent-style-name="Standard">
      <style:paragraph-properties style:vertical-align="top"/>
      <style:text-properties style:font-name="Calibri" fo:font-size="10pt" fo:language="en" fo:country="US" fo:background-color="transparent" style:font-size-asian="10pt" style:font-name-complex="Calibri" style:font-size-complex="10pt"/>
    </style:style>
    <style:style style:name="P6" style:family="paragraph" style:parent-style-name="Footer">
      <style:text-properties fo:font-size="8pt" style:font-size-asian="8pt" style:font-size-complex="8pt"/>
    </style:style>
    <style:style style:name="P7" style:family="paragraph" style:parent-style-name="Standard">
      <style:paragraph-properties fo:padding-left="0in" fo:padding-right="0in" fo:padding-top="0.0138in" fo:padding-bottom="0.0138in" fo:border-left="none" fo:border-right="none" fo:border-top="1.5pt solid #000000" fo:border-bottom="1.5pt solid #000000" style:vertical-align="top"/>
      <style:text-properties fo:color="#000000" style:font-name="Calibri" fo:font-size="10pt" fo:language="en" fo:country="none" fo:background-color="transparent" style:font-size-asian="10pt" style:font-name-complex="Calibri" style:font-size-complex="10pt"/>
    </style:style>
    <style:style style:name="P8" style:family="paragraph" style:parent-style-name="Standard">
      <style:paragraph-properties fo:padding-left="0in" fo:padding-right="0in" fo:padding-top="0in" fo:padding-bottom="0.0138in" fo:border-left="none" fo:border-right="none" fo:border-top="none" fo:border-bottom="1.5pt solid #000000" style:vertical-align="top"/>
      <style:text-properties fo:color="#000000" style:font-name="Calibri" fo:language="en" fo:country="none" fo:background-color="transparent" style:font-name-complex="Calibri"/>
    </style:style>
    <style:style style:name="P9" style:family="paragraph" style:parent-style-name="Default">
      <style:text-properties fo:font-size="11.5pt" fo:font-weight="bold" fo:background-color="transparent" style:font-size-asian="11.5pt" style:font-weight-asian="bold" style:font-size-complex="11.5pt" style:font-weight-complex="bold"/>
    </style:style>
    <style:style style:name="P10" style:family="paragraph" style:parent-style-name="Default">
      <style:text-properties fo:color="#355e91" fo:font-size="16pt" fo:font-weight="bold" fo:background-color="transparent" style:font-size-asian="16pt" style:font-weight-asian="bold" style:font-size-complex="16pt" style:font-weight-complex="bold"/>
    </style:style>
    <style:style style:name="P11" style:family="paragraph" style:parent-style-name="Default">
      <style:text-properties fo:color="#355e91" fo:font-weight="bold" fo:background-color="transparent" style:font-weight-asian="bold" style:font-weight-complex="bold"/>
    </style:style>
    <style:style style:name="P12" style:family="paragraph" style:parent-style-name="Default">
      <style:text-properties fo:font-size="11pt" fo:background-color="transparent" style:font-size-asian="11pt" style:font-size-complex="11pt"/>
    </style:style>
    <style:style style:name="P13" style:family="paragraph" style:parent-style-name="Default">
      <style:text-properties fo:font-size="10pt" fo:background-color="transparent" style:font-size-asian="10pt" style:font-size-complex="10pt"/>
    </style:style>
    <style:style style:name="P14" style:family="paragraph" style:parent-style-name="Default">
      <style:text-properties fo:font-size="10pt" fo:background-color="transparent" style:font-name-asian="Calibri" style:font-size-asian="10pt" style:font-size-complex="10pt"/>
    </style:style>
    <style:style style:name="P15" style:family="paragraph" style:parent-style-name="Default">
      <style:text-properties fo:background-color="transparent"/>
    </style:style>
    <style:style style:name="P16" style:family="paragraph" style:parent-style-name="Default">
      <style:paragraph-properties fo:margin-left="0in" fo:margin-right="0in" fo:text-indent="0.9055in" style:auto-text-indent="false"/>
      <style:text-properties fo:font-size="10pt" fo:background-color="transparent" style:font-size-asian="10pt" style:font-size-complex="10pt"/>
    </style:style>
    <style:style style:name="P17" style:family="paragraph" style:parent-style-name="Standard">
      <style:paragraph-properties style:vertical-align="top"/>
      <style:text-properties fo:color="#000000" fo:font-size="10pt" officeooo:paragraph-rsid="000bdec2" fo:background-color="transparent" style:font-size-asian="10pt" style:font-size-complex="10pt"/>
    </style:style>
    <style:style style:name="P18" style:family="paragraph" style:parent-style-name="Heading_20_1">
      <style:text-properties fo:language="zxx" fo:country="none" style:language-asian="zxx" style:country-asian="none"/>
    </style:style>
    <style:style style:name="P19" style:family="paragraph" style:parent-style-name="Heading_20_1">
      <style:text-properties fo:language="en" fo:country="US"/>
    </style:style>
    <style:style style:name="P20" style:family="paragraph" style:parent-style-name="Heading_20_1">
      <style:paragraph-properties fo:text-align="end" style:justify-single-word="false"/>
      <style:text-properties fo:font-size="9pt" fo:language="en" fo:country="US" style:font-size-asian="9pt" style:font-size-complex="9pt"/>
    </style:style>
    <style:style style:name="P21" style:family="paragraph" style:parent-style-name="Header" style:master-page-name="First_20_Page">
      <style:paragraph-properties style:page-number="1">
        <style:tab-stops/>
      </style:paragraph-properties>
      <style:text-properties fo:language="en" fo:country="GB"/>
    </style:style>
    <style:style style:name="P22" style:family="paragraph" style:parent-style-name="Default">
      <style:text-properties fo:font-size="10pt" officeooo:paragraph-rsid="000d99a7" fo:background-color="transparent" style:font-size-asian="10pt" style:font-size-complex="10pt"/>
    </style:style>
    <style:style style:name="T1" style:family="text">
      <style:text-properties style:font-name="Arial" fo:font-size="9pt" style:font-size-asian="9pt" style:font-name-complex="Arial"/>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officeooo:rsid="000d99a7" style:font-size-asian="11pt" style:font-size-complex="11pt"/>
    </style:style>
    <style:style style:name="T7" style:family="text">
      <style:text-properties fo:font-size="10pt" style:font-size-asian="10pt" style:font-size-complex="10pt"/>
    </style:style>
    <style:style style:name="T8" style:family="text">
      <style:text-properties fo:font-size="10pt" officeooo:rsid="000d99a7"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6pt" style:font-size-asian="16pt" style:font-size-complex="16pt"/>
    </style:style>
    <style:style style:name="T11" style:family="text">
      <style:text-properties style:font-name-asian="Calibri"/>
    </style:style>
    <style:style style:name="T12" style:family="text">
      <style:text-properties officeooo:rsid="000a86c8"/>
    </style:style>
    <style:style style:name="T13" style:family="text">
      <style:text-properties officeooo:rsid="000bdec2"/>
    </style:style>
    <style:style style:name="T14" style:family="text">
      <style:text-properties style:font-name="Calibri" fo:language="en" fo:country="none" officeooo:rsid="000bdec2" style:font-name-complex="Calibri"/>
    </style:style>
    <style:style style:name="T15" style:family="text">
      <style:text-properties officeooo:rsid="000d99a7"/>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ection text:style-name="Sect1" text:name="Sektion1">
        <text:p text:style-name="P3"/>
        <text:p text:style-name="P9">AALBORG UNIVERSITY </text:p>
        <text:p text:style-name="P10">School of Information and Communication Technology </text:p>
        <text:p text:style-name="P15"><text:span text:style-name="T4">Study Board of</text:span><text:span text:style-name="T7"> </text:span><text:span text:style-name="T4">Computer Science</text:span></text:p>
        <text:p text:style-name="P12"/>
        <text:p text:style-name="P11"><text:span text:style-name="T10">Study Plan for Master’s Thesis</text:span><text:span text:style-name="T7">, (10. Semester, 30 ECTS, Thesis/Final project) </text:span></text:p>
        <text:p text:style-name="P13"/>
        <text:p text:style-name="P22"><text:span text:style-name="T3">Working title of the thesis:</text:span> <text:span text:style-name="T15">Characterising Eco driving with GPS and CANbus data</text:span></text:p>
        <text:p text:style-name="P14"><text:s/></text:p>
        <text:p text:style-name="P13"><text:span text:style-name="T3">Student(s): </text:span><text:span text:style-name="T12">Karsten Jakobsen <text:s text:c="14"/></text:span><text:tab/><text:span text:style-name="T12">20082735</text:span><text:tab/><text:span text:style-name="T12">kjako08@student.aau.dk</text:span>_ <text:line-break/><text:tab/>Name<text:tab/><text:tab/><text:tab/>Student-No.<text:tab/>e-mail</text:p>
        <text:p text:style-name="P13"/>
        <text:p text:style-name="P13"><text:span text:style-name="T3">Student(s):</text:span> <text:span text:style-name="T12">Sabrine Conny Hjøllund Mouritsen</text:span><text:tab/><text:span text:style-name="T12">20082748</text:span><text:tab/><text:span text:style-name="T12">smouri08@student.aau.dk</text:span>_ </text:p>
        <text:p text:style-name="P16">Name<text:tab/><text:tab/><text:tab/>Student-No.<text:tab/>e-mail</text:p>
        <text:p text:style-name="P13"/>
        <text:p text:style-name="P13"><text:span text:style-name="T3">Student(s):</text:span> _____________________________________<text:tab/>____________<text:tab/>________________________ </text:p>
        <text:p text:style-name="P16">Name<text:tab/><text:tab/><text:tab/>Student-No.<text:tab/>e-mail</text:p>
        <text:p text:style-name="P13"/>
        <text:p text:style-name="P13"><text:span text:style-name="T3">Supervisor(s):</text:span> <text:span text:style-name="T15">Kristian Torp<text:tab/><text:tab/>_</text:span>______________ <text:s text:c="10"/><text:span text:style-name="T15">torp@cs.aau.dk</text:span></text:p>
        <text:p text:style-name="P13"><text:span text:style-name="T11"><text:s/></text:span><text:tab/>Name<text:tab/><text:tab/><text:tab/>Research group<text:tab/>e-mail<text:tab/></text:p>
        <text:p text:style-name="P4"/>
        <text:p text:style-name="P5"><text:span text:style-name="T3">Project description (If you need more space please use the back of this sheet):</text:span> <text:s/></text:p>
        <text:p text:style-name="P17"><text:span text:style-name="T14">We aim to identify which factors, available through GPS and CANbus data, has an influence on fuel consumption and how one explains the difference in the fuel consumption of different vehicles of the same type?</text:span></text:p>
        <text:p text:style-name="P17"><text:span text:style-name="T14"/></text:p>
        <text:p text:style-name="P13"><text:span text:style-name="T3">Time schedule </text:span></text:p>
        <text:p text:style-name="P15"><text:span text:style-name="T7">Project period: <text:s text:c="4"/></text:span><text:span text:style-name="T9">01.02.-30.06.2013</text:span><text:span text:style-name="T7"> (in case of another period fill out here: _________________</text:span><text:span text:style-name="T8">)</text:span></text:p>
        <text:p text:style-name="P12"/>
        <text:p text:style-name="P12">Signature(s), student(s): </text:p>
        <text:p text:style-name="P12"/>
        <text:p text:style-name="P12">___________ <text:s/><text:span text:style-name="T15">Karsten Jakobsen<text:tab/><text:tab/>___</text:span>_____________________________________ </text:p>
        <text:p text:style-name="P12">Date<text:tab/>Name<text:tab/><text:tab/><text:tab/>Signature</text:p>
        <text:p text:style-name="P12"/>
        <text:p text:style-name="P12">___________ <text:s/><text:span text:style-name="T15">Sabrine C. H. Mouritsen<text:tab/>____</text:span>____________________________________ </text:p>
        <text:p text:style-name="P12">Date<text:tab/>Name<text:tab/><text:tab/><text:tab/>Signature</text:p>
        <text:p text:style-name="P12"/>
        <text:p text:style-name="P12">___________ <text:s/>________________________________ <text:s text:c="7"/>______________________________________ </text:p>
        <text:p text:style-name="P12">Date<text:tab/>Name<text:tab/><text:tab/><text:tab/>Signature</text:p>
        <text:p text:style-name="P12"/>
        <text:p text:style-name="P12">Signature, primary supervisor: </text:p>
        <text:p text:style-name="P12"/>
        <text:p text:style-name="P12">___________ <text:s/><text:span text:style-name="T15">Kristian Torp<text:tab/><text:tab/></text:span>_______________________________________ </text:p>
        <text:p text:style-name="P12">Date<text:tab/>Name<text:tab/><text:tab/><text:tab/>Signature</text:p>
        <text:p text:style-name="P12"/>
        <text:p text:style-name="P12">Signature, Study Board Chairman</text:p>
        <text:p text:style-name="P12"><text:line-break/>___________ <text:tab/>________________________________ <text:s text:c="2"/></text:p>
        <text:p text:style-name="P12">Date<text:tab/>Signatur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da" fo:country="DK"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color="#003366"/>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color="#003366" style:font-name="Arial" fo:font-size="8pt" fo:font-weight="bold" style:font-size-asian="8pt" style:font-weight-asian="bold" style:font-name-complex="Arial" style:font-weight-complex="bold"/>
    </style:style>
    <style:style style:name="Header" style:family="paragraph" style:parent-style-name="Standard" style:class="extra"/>
    <style:style style:name="Footer" style:family="paragraph" style:parent-style-name="Standard" style:class="extra"/>
    <style:style style:name="Body_20_Text_20_2" style:display-name="Body Text 2" style:family="paragraph" style:parent-style-name="Standard">
      <style:text-properties style:font-name="Arial" fo:font-size="10pt" style:font-size-asian="10pt" style:font-name-complex="Arial"/>
    </style:style>
    <style:style style:name="Default" style:family="paragraph">
      <style:paragraph-properties fo:orphans="0" fo:widows="0" style:text-autospace="none"/>
      <style:text-properties fo:color="#000000" style:font-name="Calibri" fo:font-size="12pt" fo:language="en" fo:country="US" style:font-name-asian="Times New Roman" style:font-size-asian="12pt" style:font-name-complex="Calibri" style:font-size-complex="12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size="8pt" fo:language="da" fo:country="DK" style:font-size-asian="8pt" style:font-name-complex="Tahoma" style:font-size-complex="8pt"/>
    </style:style>
    <style:style style:name="hps" style:family="text" style:parent-style-name="Default_20_Paragraph_20_Font"/>
    <style:style style:name="Heading_20_1_20_Char" style:display-name="Heading 1 Char" style:family="text">
      <style:text-properties fo:color="#003366" style:font-name="Arial" fo:font-size="8pt" fo:font-weight="bold" style:font-size-asian="8pt" style:font-weight-asian="bold" style:font-name-complex="Arial"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zxx" style:country-asian="none"/>
    </style:style>
    <style:style style:name="MP2" style:family="paragraph" style:parent-style-name="Heading_20_1">
      <style:text-properties fo:language="zxx" fo:country="none" style:language-asian="zxx" style:country-asian="none"/>
    </style:style>
    <style:style style:name="MP3" style:family="paragraph" style:parent-style-name="Heading_20_1">
      <style:text-properties fo:language="en" fo:country="US"/>
    </style:style>
    <style:style style:name="MP4" style:family="paragraph" style:parent-style-name="Heading_20_1">
      <style:paragraph-properties fo:text-align="end" style:justify-single-word="false"/>
      <style:text-properties fo:font-size="9pt" fo:language="en" fo:country="US" style:font-size-asian="9pt" style:font-size-complex="9pt"/>
    </style:style>
    <style:style style:name="MP5" style:family="paragraph" style:parent-style-name="Standard">
      <style:paragraph-properties fo:text-align="end" style:justify-single-word="false"/>
      <style:text-properties fo:color="#003366" style:font-name="Arial" fo:font-size="8pt" fo:language="en" fo:country="US" style:font-size-asian="8pt" style:font-name-complex="Arial"/>
    </style:style>
    <style:style style:name="MP6" style:family="paragraph" style:parent-style-name="Footer">
      <style:text-properties fo:font-size="8pt" style:font-size-asian="8pt" style:font-size-complex="8pt"/>
    </style:style>
    <style:style style:name="MT1" style:family="text">
      <style:text-properties style:font-name="Arial" fo:font-size="9pt" style:font-size-asian="9pt" style:font-name-complex="Arial"/>
    </style:style>
    <style:style style:name="MT2" style:family="text">
      <style:text-properties fo:language="en" fo:country="US"/>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M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5in" style:dynamic-spacing="tru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772in" fo:margin-left="0in" fo:margin-right="0in" fo:margin-bottom="0.1382in" style:dynamic-spacing="true"/>
      </style:header-style>
      <style:footer-style>
        <style:header-footer-properties fo:min-height="0.689in" fo:margin-left="0in" fo:margin-right="0in" fo:margin-top="0.65in" style:dynamic-spacing="true"/>
      </style:footer-style>
    </style:page-layout>
  </office:automatic-styles>
  <office:master-styles>
    <style:master-page style:name="Standard" style:page-layout-name="Mpm1">
      <style:footer>
        <text:p text:style-name="Footer"><draw:frame draw:style-name="Mfr1" draw:name="Ramme1" text:anchor-type="paragraph" svg:y="0.0008in" draw:z-index="3"><draw:text-box fo:min-height="0.0228in" fo:min-width="0.0161in"><text:p text:style-name="Footer"><text:span text:style-name="Page_20_Number"><text:span text:style-name="MT1">Side </text:span></text:span><text:span text:style-name="Page_20_Number"><text:span text:style-name="MT1"><text:page-number text:select-page="current">2</text:page-number></text:span></text:span><text:span text:style-name="Page_20_Number"><text:span text:style-name="MT1"> af </text:span></text:span><text:span text:style-name="Page_20_Number"><text:span text:style-name="MT1"><text:page-count style:num-format="1">1</text:page-count></text:span></text:span></text:p></draw:text-box></draw:frame></text:p>
      </style:footer>
    </style:master-page>
    <style:master-page style:name="First_20_Page" style:display-name="First Page" style:page-layout-name="Mpm2" style:next-style-name="Standard">
      <style:header>
        <text:p text:style-name="MP1"><draw:frame draw:style-name="Mfr2" draw:name="Ramme2" text:anchor-type="char" svg:x="5.1898in" svg:y="0.0591in" svg:width="2.1835in" svg:height="1.2673in" draw:z-index="1"><draw:text-box><text:h text:style-name="MP2" text:outline-level="1"><draw:frame draw:style-name="Mfr3" draw:name="Picture 1" text:anchor-type="as-char" svg:width="1.9854in" svg:height="0.5752in" draw:z-index="2"><draw:image xlink:href="Pictures/10000000000003A2000000B4D24EE591.jpg" xlink:type="simple" xlink:show="embed" xlink:actuate="onLoad"/></draw:frame></text:h><text:h text:style-name="MP3" text:outline-level="1"/><text:h text:style-name="MP4" text:outline-level="1">School of Information &amp; Communication Technology</text:h><text:h text:style-name="MP4" text:outline-level="1">Aalborg Universitet</text:h><text:p text:style-name="MP5"/></draw:text-box></draw:frame><text:span text:style-name="MT2"><draw:frame draw:style-name="Mfr3" draw:name="Picture 11" text:anchor-type="as-char" svg:width="2.8429in" svg:height="0.5409in" draw:z-index="0"><draw:image xlink:href="Pictures/1000000000000354000000A1B3C276DA.png" xlink:type="simple" xlink:show="embed" xlink:actuate="onLoad"/></draw:frame></text:span><text:span text:style-name="MT2"><text:tab/><text:tab/></text:span></text:p>
      </style:header>
      <style:footer>
        <text:p text:style-name="MP6"><text:file-name text:display="full">/home/sabrine/speciale/misc/SpecialekontraktF13.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dsæt navn, adresse mv</dc:title>
    <meta:initial-creator>KOM-IES</meta:initial-creator>
    <meta:creation-date>2013-02-11T10:30:00</meta:creation-date>
    <dc:creator>Sabrine </dc:creator>
    <dc:date>2013-02-26T16:07:25</dc:date>
    <meta:print-date>2011-06-28T13:35:00</meta:print-date>
    <meta:editing-cycles>7</meta:editing-cycles>
    <meta:editing-duration>PT7M6S</meta:editing-duration>
    <meta:generator>LibreOffice/3.6$Linux_X86_64 LibreOffice_project/360m1$Build-2</meta:generator>
    <meta:document-statistic meta:table-count="0" meta:image-count="2" meta:object-count="0" meta:page-count="1" meta:paragraph-count="36" meta:word-count="189" meta:character-count="1762" meta:non-whitespace-character-count="1518"/>
    <meta:user-defined meta:name="Info 1"/>
    <meta:user-defined meta:name="Info 2"/>
    <meta:user-defined meta:name="Info 3"/>
    <meta:user-defined meta:name="Info 4"/>
  </office:meta>
</office:document-meta>
</file>